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15_13-43-20_000.jpg</text:p>
          </table:table-cell>
          <table:table-cell table:style-name="ce19" office:value-type="string">
            <text:p>:m 1*1 RES / JVEMV6 64#90_?? / 『日本の思想　１３　新井白石集　折りたく柴の記』 著者=新井白石、桑原武夫、編集 / p.191 / w:~,topic:土屋右衛門尉昌恒 / N~</text:p>
          </table:table-cell>
          <table:table-cell table:style-name="ce4"/>
          <table:table-cell table:style-name="ce4"/>
          <table:table-cell table:style-name="ce4" office:value-type="string">
            <text:p>N-35-35-28.738403 E-139-34-49.434814</text:p>
          </table:table-cell>
          <table:table-cell table:style-name="ce35" table:formula="of:=IF([.E2]=&quot;&quot;;[.C2];CONCATENATE([.C2];&quot; / &quot;;[.E2]))" office:value-type="string" office:string-value=":m 1*1 RES / JVEMV6 64#90_?? / 『日本の思想　１３　新井白石集　折りたく柴の記』 著者=新井白石、桑原武夫、編集 / p.191 / w:~,topic:土屋右衛門尉昌恒 / N~">
            <text:p>:m 1*1 RES / JVEMV6 64#90_?? / 『日本の思想　１３　新井白石集　折りたく柴の記』 著者=新井白石、桑原武夫、編集 / p.191 / w:~,topic:土屋右衛門尉昌恒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15_16-38-29_000.jpg</text:p>
          </table:table-cell>
          <table:table-cell table:style-name="ce19" office:value-type="string">
            <text:p>:m 1*1 RES / JVEMV6 64#89_?? / 『日本思想大系　２９　中江藤樹　翁問答』 著者=中江藤樹、山井他、編集 / p.31 / w:~,topic:五倫；五常 / N~</text:p>
          </table:table-cell>
          <table:table-cell table:style-name="ce4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5" table:formula="of:=IF([.E3]=&quot;&quot;;[.C3];CONCATENATE([.C3];&quot; / &quot;;[.E3]))" office:value-type="string" office:string-value=":m 1*1 RES / JVEMV6 64#89_?? / 『日本思想大系　２９　中江藤樹　翁問答』 著者=中江藤樹、山井他、編集 / p.31 / w:~,topic:五倫；五常 / N~">
            <text:p>:m 1*1 RES / JVEMV6 64#89_?? / 『日本思想大系　２９　中江藤樹　翁問答』 著者=中江藤樹、山井他、編集 / p.31 / w:~,topic:五倫；五常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5_19-22-09_000.jpg</text:p>
          </table:table-cell>
          <table:table-cell table:style-name="ce17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5" table:formula="of:=IF([.E4]=&quot;&quot;;[.C4];CONCATENATE([.C4];&quot; / &quot;;[.E4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5_19-22-29_000.jpg</text:p>
          </table:table-cell>
          <table:table-cell table:style-name="ce17" office:value-type="string">
            <text:p>:m :尺八,shakuhachi,bamboo 1*1 / session-memo / s.1:genr=f-N:composition-relay-??:western-european-like-melody,key=A,R=1</text:p>
          </table:table-cell>
          <table:table-cell table:style-name="ce19"/>
          <table:table-cell table:style-name="ce4"/>
          <table:table-cell table:style-name="ce4" office:value-type="string">
            <text:p>N-35-35-28.72467 E-139-34-49.270019</text:p>
          </table:table-cell>
          <table:table-cell table:style-name="ce35" table:formula="of:=IF([.E5]=&quot;&quot;;[.C5];CONCATENATE([.C5];&quot; / &quot;;[.E5]))" office:value-type="string" office:string-value=":m :尺八,shakuhachi,bamboo 1*1 / session-memo / s.1:genr=f-N:composition-relay-??:western-european-like-melody,key=A,R=1">
            <text:p>:m :尺八,shakuhachi,bamboo 1*1 / session-memo / s.1:genr=f-N:composition-relay-??:western-european-like-melody,key=A,R=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5_21-07-28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5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2-15_23-54-44_000.jpg</text:p>
          </table:table-cell>
          <table:table-cell table:style-name="ce17" office:value-type="string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18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5" table:formula="of:=IF([.E7]=&quot;&quot;;[.C7];CONCATENATE([.C7];&quot; / &quot;;[.E7]))" office:value-type="string" office:string-value="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6_02-38-24_000.jpg</text:p>
          </table:table-cell>
          <table:table-cell table:style-name="ce18" office:value-type="string">
            <text:p>:m other / log / 寝る前　ウェブ閲覧　記録　（for オナニー） / 了 （空想）</text:p>
          </table:table-cell>
          <table:table-cell table:style-name="ce18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5" table:formula="of:=IF([.E8]=&quot;&quot;;[.C8];CONCATENATE([.C8];&quot; / &quot;;[.E8]))" office:value-type="string" office:string-value=":m other / log / 寝る前　ウェブ閲覧　記録　（for オナニー） / 了 （空想）">
            <text:p>:m other / log / 寝る前　ウェブ閲覧　記録　（for オナニー） / 了 （空想）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6_02-38-28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5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6_08-16-53_000.jpg</text:p>
          </table:table-cell>
          <table:table-cell table:style-name="ce20" office:value-type="string">
            <text:p>:m :lets / action activity / やること / topic=composition,content=１つの曲自体を、数学的に構成してみよう</text:p>
          </table:table-cell>
          <table:table-cell table:style-name="ce17"/>
          <table:table-cell table:style-name="ce4"/>
          <table:table-cell table:style-name="ce4" office:value-type="string">
            <text:p>N-35-35-28.518676 E-139-34-49.764404</text:p>
          </table:table-cell>
          <table:table-cell table:style-name="ce35" table:formula="of:=IF([.E10]=&quot;&quot;;[.C10];CONCATENATE([.C10];&quot; / &quot;;[.E10]))" office:value-type="string" office:string-value=":m :lets / action activity / やること / topic=composition,content=１つの曲自体を、数学的に構成してみよう">
            <text:p>:m :lets / action activity / やること / topic=composition,content=１つの曲自体を、数学的に構成してみよ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16_09-49-44_000.jpg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669738 E-139-34-49.105224</text:p>
          </table:table-cell>
          <table:table-cell table:style-name="ce35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16_09-50-47_000.jpg</text:p>
          </table:table-cell>
          <table:table-cell table:style-name="ce17" office:value-type="string">
            <text:p>:m other / 記録　文書 / @自室 / 朝体操 / for=筋力 / メニュー、リスト / page.1,file-id=2021-02-16_09-49-44_000.jpg,id=CCP3(continue)</text:p>
          </table:table-cell>
          <table:table-cell table:style-name="ce20"/>
          <table:table-cell table:style-name="ce4"/>
          <table:table-cell table:style-name="ce4" office:value-type="string">
            <text:p>N-35-35-28.765869 E-139-34-49.379882</text:p>
          </table:table-cell>
          <table:table-cell table:style-name="ce35" table:formula="of:=IF([.E12]=&quot;&quot;;[.C12];CONCATENATE([.C12];&quot; / &quot;;[.E12]))" office:value-type="string" office:string-value=":m other / 記録　文書 / @自室 / 朝体操 / for=筋力 / メニュー、リスト / page.1,file-id=2021-02-16_09-49-44_000.jpg,id=CCP3(continue)">
            <text:p>:m other / 記録　文書 / @自室 / 朝体操 / for=筋力 / メニュー、リスト / page.1,file-id=2021-02-16_09-49-44_000.jpg,id=CCP3(continue)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5_18-13-18_000.mp4</text:p>
          </table:table-cell>
          <table:table-cell table:style-name="ce8" office:value-type="string">
            <text:p>:VIDEO / @自室 / 記録 / jap.flute-bamboo / 演奏、play / b-2021-0215-1 / genr=f-N:composition-relay-??:western-european-like-melody,key=A,R=1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VIDEO / @自室 / 記録 / jap.flute-bamboo / 演奏、play / b-2021-0215-1 / genr=f-N:composition-relay-??:western-european-like-melody,key=A,R=1">
            <text:p>:VIDEO / @自室 / 記録 / jap.flute-bamboo / 演奏、play / b-2021-0215-1 / genr=f-N:composition-relay-??:western-european-like-melody,key=A,R=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5_20-24-18_000.mid</text:p>
          </table:table-cell>
          <table:table-cell table:style-name="ce8" office:value-type="string">
            <text:p>:in-mid / app=perfect-piano / 演奏、play / id-2021-0215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in-mid / app=perfect-piano / 演奏、play / id-2021-0215-1 / category=melody,inst=~,for=~,genre=~">
            <text:p>:in-mid / app=perfect-piano / 演奏、play / id-2021-0215-1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6">2021/02/16</text:date>, <text:time>10:57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16T10:57:13.87</dc:date>
    <dc:creator>iwabuchi ken</dc:creator>
    <meta:editing-duration>P31DT8H55M12S</meta:editing-duration>
    <meta:editing-cycles>11684</meta:editing-cycles>
    <meta:document-statistic meta:table-count="1" meta:cell-count="460" meta:object-count="0"/>
  </office:meta>
</office:document-meta>
</file>